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C000000450490EF0B4074BDC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b5394" fo:padding="0.0694in" fo:border="0.5pt solid #000000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" fo:background-color="#c9daf8" fo:padding="0.0694in" fo:border="0.5pt solid #000000">
        <style:background-image/>
      </style:table-cell-properties>
    </style:style>
    <style:style style:name="Table1.3" style:family="table-row">
      <style:table-row-properties style:min-row-height="0.5229in" fo:keep-together="auto"/>
    </style:style>
    <style:style style:name="Table1.A3" style:family="table-cell">
      <style:table-cell-properties style:vertical-align="" fo:padding="0.0694in" fo:border="0.5pt solid #000000"/>
    </style:style>
    <style:style style:name="Table1.4" style:family="table-row">
      <style:table-row-properties style:min-row-height="0.2313in" fo:keep-together="auto"/>
    </style:style>
    <style:style style:name="Table1.5" style:family="table-row">
      <style:table-row-properties style:min-row-height="0.2604in" fo:keep-together="auto"/>
    </style:style>
    <style:style style:name="Table1.A5" style:family="table-cell">
      <style:table-cell-properties style:vertical-align="" fo:padding="0.0694in" fo:border="0.5pt solid #000000"/>
    </style:style>
    <style:style style:name="Table1.6" style:family="table-row">
      <style:table-row-properties style:min-row-height="0.2188in" fo:keep-together="auto"/>
    </style:style>
    <style:style style:name="Table1.A6" style:family="table-cell">
      <style:table-cell-properties style:vertical-align="" fo:background-color="#fff2cc" fo:padding="0.0694in" fo:border="0.5pt solid #000000">
        <style:background-image/>
      </style:table-cell-properties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 style:list-style-name="WWNum3">
      <style:paragraph-properties fo:text-align="start" style:justify-single-word="false"/>
    </style:style>
    <style:style style:name="P3" style:family="paragraph" style:parent-style-name="Standard">
      <style:paragraph-properties fo:line-height="100%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  <style:text-properties style:font-name="Arial" style:font-name-asian="Arial1" style:font-name-complex="Arial1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15%" fo:text-indent="0in" style:auto-text-indent="false"/>
    </style:style>
    <style:style style:name="P1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3" style:family="paragraph" style:parent-style-name="Standard" style:list-style-name="WWNum3">
      <style:paragraph-properties fo:margin-left="0.5in" fo:margin-right="0in" fo:text-align="start" style:justify-single-word="false" fo:text-indent="0.25in" style:auto-text-indent="false"/>
    </style:style>
    <style:style style:name="P14" style:family="paragraph" style:parent-style-name="Standard">
      <style:paragraph-properties fo:margin-left="0.5in" fo:margin-right="0in" fo:text-align="start" style:justify-single-word="false" fo:text-indent="0.5in" style:auto-text-indent="false"/>
    </style:style>
    <style:style style:name="P15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line-height="100%" fo:padding="0in" fo:border-left="none" fo:border-right="none" fo:border-top="1.5pt solid #000000" fo:border-bottom="none"/>
      <style:text-properties fo:font-size="1pt" style:font-size-asian="1pt" style:font-size-complex="1pt"/>
    </style:style>
    <style:style style:name="P22" style:family="paragraph" style:parent-style-name="Standard">
      <style:paragraph-properties fo:line-height="100%" fo:text-align="start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3" style:family="paragraph" style:parent-style-name="Standard" style:master-page-name="Standard">
      <style:paragraph-properties fo:line-height="150%" style:page-number="1"/>
      <style:text-properties style:font-name="Open Sans" style:font-name-asian="Open Sans1" style:font-name-complex="Open Sans1"/>
    </style:style>
    <style:style style:name="T1" style:family="text">
      <style:text-properties fo:color="#ffffff" style:font-name="Open Sans" fo:font-size="16pt" fo:font-weight="bold" style:font-name-asian="Open Sans1" style:font-size-asian="16pt" style:font-weight-asian="bold" style:font-name-complex="Open Sans1" style:font-size-complex="16pt"/>
    </style:style>
    <style:style style:name="T2" style:family="text">
      <style:text-properties fo:color="#ffffff" fo:font-size="16pt" fo:font-weight="bold" style:font-size-asian="16pt" style:font-weight-asian="bold" style:font-size-complex="16pt"/>
    </style:style>
    <style:style style:name="T3" style:family="text">
      <style:text-properties style:font-name="Open Sans" style:font-name-asian="Open Sans1" style:font-name-complex="Open Sans1"/>
    </style:style>
    <style:style style:name="T4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5" style:family="text">
      <style:text-properties style:font-name="Open Sans" fo:font-weight="bold" style:font-name-asian="Open Sans1" style:font-weight-asian="bold" style:font-name-complex="Open Sans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fo:background-color="#ffe599" loext:char-shading-value="0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/>
    </style:style>
    <style:style style:name="T11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12" style:family="text">
      <style:text-properties fo:font-weight="bold" style:font-weight-asian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background-color="#ffe599" loext:char-shading-value="0" style:font-size-asian="9pt" style:font-size-complex="9pt"/>
    </style:style>
    <style:style style:name="T15" style:family="text">
      <style:text-properties fo:color="#131516" style:font-name="Roboto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T16" style:family="text">
      <style:text-properties fo:color="#131516" fo:font-size="10pt" style:font-size-asian="10pt" style:font-size-complex="10pt" fo:background-color="#ffffff"/>
    </style:style>
    <style:style style:name="T17" style:family="text">
      <style:text-properties style:font-name="Arial" style:font-name-asian="Arial1" style:font-name-complex="Arial1"/>
    </style:style>
    <style:style style:name="T18" style:family="text">
      <style:text-properties style:font-name="Arial" fo:font-weight="bold" style:font-name-asian="Arial1" style:font-weight-asian="bold" style:font-name-complex="Arial1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Activitat A1.</text:span><text:span text:style-name="T2">3</text:span><text:span text:style-name="T1">: </text:span><text:span text:style-name="T2"><text:s/>Git i GitHub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3">Descripció</text:span></text:p>
          </table:table-cell>
        </table:table-row>
        <table:table-row table:style-name="Table1.3">
          <table:table-cell table:style-name="Table1.A3" office:value-type="string">
            <text:list xml:id="list1086233213" text:style-name="WWNum2">
              <text:list-item>
                <text:p text:style-name="P6"><text:span text:style-name="T6">Administrar un repositori a GitHub</text:span>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1"><text:span text:style-name="T3">Presentació de l’activitat / pràctica</text:span></text:p>
          </table:table-cell>
        </table:table-row>
        <table:table-row table:style-name="Table1.5">
          <table:table-cell table:style-name="Table1.A5" office:value-type="string">
            <text:list xml:id="list3562459888" text:style-name="WWNum1">
              <text:list-item>
                <text:p text:style-name="P7"><text:span text:style-name="T4">El nom del document serà: UF2_Ax_x_&lt;el teu nom&gt;.pdf</text:span></text:p>
              </text:list-item>
            </text:list>
          </table:table-cell>
        </table:table-row>
        <table:table-row table:style-name="Table1.6">
          <table:table-cell table:style-name="Table1.A6" office:value-type="string">
            <text:p text:style-name="P1"><text:span text:style-name="T3">Qualificació de l’activitat / pràctica :</text:span><text:span text:style-name="T5"> Feta / No Feta</text:span></text:p>
          </table:table-cell>
        </table:table-row>
      </table:table>
      <text:p text:style-name="P9"/>
      <text:p text:style-name="P9">A mesura que aneu fent les parts de l’activitat, observeu els canvis que es van produint al gestor de Git del mateix IDE.</text:p>
      <text:p text:style-name="P9"/>
      <text:list xml:id="list4067570057" text:style-name="WWNum3">
        <text:list-item>
          <text:p text:style-name="P13">Crea un repositori al teu GitHub de nom: m5_a_1_3 , fes una captura de les explicacions que et dóna el mateix GitHub per <text:s/>enllaçar amb el repositori creat i fer push.</text:p>
        </text:list-item>
      </text:list>
      <text:p text:style-name="P14"><text:s text:c="2"/></text:p>
      <text:list xml:id="list101859119146545" text:continue-numbering="true" text:style-name="WWNum3">
        <text:list-item>
          <text:p text:style-name="P13"><text:span text:style-name="T10">(No cal fer-ho) Crea el teu propi projecte m5_a_1_3 a partir del codi que el pots trovar a (</text:span><text:a xlink:type="simple" xlink:href="https://github.com/jordiraichs/codi_m5_activitat_1_3.git" text:style-name="ListLabel_20_28" text:visited-style-name="ListLabel_20_28"><text:span text:style-name="T11">https://github.com/jordiraichs/codi_m5_activitat_1_3.git</text:span></text:a><text:span text:style-name="T10"> pots clonar-lo, copiar-lo,...) Segueix el framework de Maven.</text:span></text:p>
        </text:list-item>
      </text:list>
      <text:p text:style-name="P17"/>
      <text:p text:style-name="P17"><text:span text:style-name="T10">git clone </text:span><text:a xlink:type="simple" xlink:href="https://github.com/jordiraichs/codi_m5_activitat_1_3.git" text:style-name="ListLabel_20_28" text:visited-style-name="ListLabel_20_28"><text:span text:style-name="T11">https://github.com/jordiraichs/codi_m5_activitat_1_3.git</text:span></text:a></text:p>
      <text:p text:style-name="P9"/>
      <text:list xml:id="list101858295441359" text:continue-numbering="true" text:style-name="WWNum3">
        <text:list-item>
          <text:p text:style-name="P2">Crea un projecte de JAVA amb Visual Studio que escrigui “HOLA A TOTS”</text:p>
        </text:list-item>
        <text:list-item>
          <text:p text:style-name="P2">Crea l’estructura de Git al projecte, comprova que la branca principal és la main (si no ho és, canvia el nom de master a main // <text:span text:style-name="T12">git branch -M main</text:span>)</text:p>
        </text:list-item>
      </text:list>
      <text:p text:style-name="P14"/>
      <text:list xml:id="list101858523363478" text:continue-numbering="true" text:style-name="WWNum3">
        <text:list-item>
          <text:p text:style-name="P2">Enllaça el repositori local amb el del núvol és a dir Git ⇐⇒ GitHub, pots seguir els passos indicats quan has creat el repositori al GitHub; tot seguit puja el teu projecte al repositori. Comprova que tot ha anat bé.</text:p>
        </text:list-item>
      </text:list>
      <text:p text:style-name="P14"/>
      <text:p text:style-name="P14"><text:span text:style-name="T6">// origin és el nom per defecte que es dóna a l’enllaç</text:span></text:p>
      <text:p text:style-name="P14"><text:span text:style-name="T7">git remote add origin &lt;adreça del repositori que heu creat M5_activitat_1_3&gt;</text:span></text:p>
      <text:p text:style-name="P15"/>
      <text:p text:style-name="P15"/>
      <text:p text:style-name="P14"><text:span text:style-name="T6">// comprovar enllaç : git remote -v</text:span></text:p>
      <text:p text:style-name="P14"><text:span text:style-name="T6">// visualitzar enllaç : git remote show</text:span></text:p>
      <text:p text:style-name="P14"><text:span text:style-name="T6">// per esborrar un enllaç : git remote origin </text:span></text:p>
      <text:p text:style-name="P15"/>
      <text:p text:style-name="P14"><text:span text:style-name="T6">git remote -v</text:span></text:p>
      <text:p text:style-name="P14"><text:span text:style-name="T6">git add .</text:span></text:p>
      <text:p text:style-name="P14"><text:span text:style-name="T6">git commit -m "Primer commit"</text:span></text:p>
      <text:p text:style-name="P14"><text:span text:style-name="T6">git push -u origin main </text:span></text:p>
      <text:p text:style-name="P14"><text:span text:style-name="T8">git push -f -u origin main // en cas que falli la pujada FORÇAR-HO</text:span></text:p>
      <text:p text:style-name="P15"/>
      <text:list xml:id="list101858790488131" text:continue-numbering="true" text:style-name="WWNum3">
        <text:list-item>
          <text:p text:style-name="P18">A partir d’ara, totes les modificacions que faràs sobre una branca nova de nom &lt;el teu nom&gt;. Modifica el programa perquè escrigui el teu nom i l’edat, tot seguit puja la nova branca al repositori.</text:p>
        </text:list-item>
      </text:list>
      <text:p text:style-name="P19"/>
      <text:p text:style-name="P19">git branch &lt;el teu nom&gt; <text:s text:c="2"/>// crear branca</text:p>
      <text:p text:style-name="P19">git swith &lt;el teu nom&gt; <text:s text:c="2"/>// moure’t a la branca</text:p>
      <text:p text:style-name="P19"/>
      <text:p text:style-name="P19">MODIFICA EL PROGRAMA</text:p>
      <text:p text:style-name="P19"/>
      <text:p text:style-name="P19">git push origin &lt;el teu nom&gt;</text:p>
      <text:p text:style-name="P19"/>
      <text:p text:style-name="P19">COMPROVA AL REPOSITORI DEL GIT HUB</text:p>
      <text:p text:style-name="P19"/>
      <text:list xml:id="list101858841397360" text:continue-numbering="true" text:style-name="WWNum3">
        <text:list-item>
          <text:p text:style-name="P18">Elimina la branca que has creat en local &lt;el teu nom&gt;. I prova de recuperar-la del GitHub. (pull o fetch)</text:p>
        </text:list-item>
      </text:list>
      <text:p text:style-name="P19"/>
      <text:list xml:id="list101859720342920" text:continue-numbering="true" text:style-name="WWNum3">
        <text:list-item>
          <text:p text:style-name="P18">Fusiona totes les branques. Crea la versió v1.0 </text:p>
        </text:list-item>
      </text:list>
      <text:p text:style-name="P19"/>
      <text:p text:style-name="P19"><text:span text:style-name="T13">git checkout main</text:span></text:p>
      <text:p text:style-name="P19"><text:span text:style-name="T14">git tag -a v1.0 -m "versió inicial"</text:span></text:p>
      <text:p text:style-name="P19"><text:span text:style-name="T13">git log</text:span></text:p>
      <text:p text:style-name="P19"><text:soft-page-break/><text:span text:style-name="T14">git push origen v1.0 </text:span></text:p>
      <text:p text:style-name="P19"/>
      <text:p text:style-name="P19">Comprova el projecte creat al GitHub</text:p>
      <text:p text:style-name="P19"/>
      <text:list xml:id="list101859960014537" text:continue-numbering="true" text:style-name="WWNum3">
        <text:list-item>
          <text:p text:style-name="P18">(<text:span text:style-name="T10">Opcional</text:span>) Convida a un company a col·laborar al teu projecte.</text:p>
          <text:list>
            <text:list-item>
              <text:p text:style-name="P20">Cal que es descarregui el projecte amb clone</text:p>
            </text:list-item>
            <text:list-item>
              <text:p text:style-name="P20">Crea un branca nova &lt; nom company &gt; , treballa sobre ella modificant el programa i puja-la al GitHub.</text:p>
            </text:list-item>
            <text:list-item>
              <text:p text:style-name="P20">Descarrega la branca del company amb un pull</text:p>
            </text:list-item>
            <text:list-item>
              <text:p text:style-name="P20">Unifica les branques a la rama principal (la teva i company) i puja el projecte al GitHub. </text:p>
            </text:list-item>
          </text:list>
        </text:list-item>
      </text:list>
      <text:p text:style-name="P19"/>
      <text:p text:style-name="P16"/>
      <text:p text:style-name="P16"/>
      <text:p text:style-name="P16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f0f0f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f0f0f" style:font-name="Open Sans" fo:font-size="11pt" fo:language="ca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line-height="115%" fo:text-align="justify" style:justify-single-word="false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1042in" fo:margin-left="-0.4375in" fo:margin-top="0in" fo:margin-bottom="0in" table:align="left"/>
    </style:style>
    <style:style style:name="Table2.A" style:family="table-column">
      <style:table-column-properties style:column-width="2.2917in"/>
    </style:style>
    <style:style style:name="Table2.B" style:family="table-column">
      <style:table-column-properties style:column-width="4.8118in"/>
    </style:style>
    <style:style style:name="Table2.1" style:family="table-row">
      <style:table-row-properties style:min-row-height="0.336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7188in" fo:margin-top="0in" fo:margin-bottom="0in" table:align="center" style:may-break-between-rows="false"/>
    </style:style>
    <style:style style:name="Table3.A" style:family="table-column">
      <style:table-column-properties style:column-width="2.791in"/>
    </style:style>
    <style:style style:name="Table3.B" style:family="table-column">
      <style:table-column-properties style:column-width="3.0319in"/>
    </style:style>
    <style:style style:name="Table3.C" style:family="table-column">
      <style:table-column-properties style:column-width="0.8958in"/>
    </style:style>
    <style:style style:name="Table3.1" style:family="table-row">
      <style:table-row-properties style:min-row-height="0.4125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line-height="115%" fo:text-indent="0in" style:auto-text-indent="false"/>
    </style:style>
    <style:style style:name="MP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MP4" style:family="paragraph" style:parent-style-name="Standard">
      <style:paragraph-properties fo:line-height="100%">
        <style:tab-stops>
          <style:tab-stop style:position="0.3937in"/>
          <style:tab-stop style:position="2.9528in" style:type="center"/>
          <style:tab-stop style:position="5.9055in" style:type="right"/>
        </style:tab-stops>
      </style:paragraph-properties>
      <style:text-properties style:font-name="Arial" style:font-name-asian="Arial1" style:font-name-complex="Arial1"/>
    </style:style>
    <style:style style:name="MP5" style:family="paragraph" style:parent-style-name="Standard">
      <style:paragraph-properties fo:line-height="100%" fo:padding="0in" fo:border-left="none" fo:border-right="none" fo:border-top="1.5pt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line-height="10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7" style:family="paragraph" style:parent-style-name="Standard">
      <style:paragraph-properties fo:line-height="100%"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8pt" style:font-size-asian="8pt" style:font-size-complex="8pt"/>
    </style:style>
    <style:style style:name="MP8" style:family="paragraph" style:parent-style-name="Standard">
      <style:paragraph-properties fo:line-height="100%" fo:text-align="start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color="#131516" style:font-name="Roboto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MT2" style:family="text">
      <style:text-properties style:font-name="Arial" style:font-name-asian="Arial1" style:font-name-complex="Arial1"/>
    </style:style>
    <style:style style:name="MT3" style:family="text">
      <style:text-properties style:font-name="Arial" fo:font-weight="bold" style:font-name-asian="Arial1" style:font-weight-asian="bold" style:font-name-complex="Arial1"/>
    </style:style>
    <style:style style:name="MT4" style:family="text">
      <style:text-properties fo:color="#131516" fo:font-size="10pt" style:font-size-asian="10pt" style:font-size-complex="10pt" fo:background-color="#ffffff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29in" fo:margin-bottom="0.3929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71in" fo:margin-left="0in" fo:margin-right="0in" fo:margin-bottom="0.5681in" style:dynamic-spacing="true"/>
      </style:header-style>
      <style:footer-style>
        <style:header-footer-properties fo:min-height="0.6071in" fo:margin-left="0in" fo:margin-right="0in" fo:margin-top="0.5681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3"/>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MP2"><text:span text:style-name="MT2">Generalitat de Catalunya</text:span></text:p>
              <text:p text:style-name="MP2"><text:span text:style-name="MT2">Departament d’Educació</text:span></text:p>
              <text:p text:style-name="MP2"><text:span text:style-name="MT3">Institut Caparrella</text:span></text:p>
            </table:table-cell>
            <table:table-cell table:style-name="Table2.A1" office:value-type="string">
              <text:p text:style-name="MP3"><text:span text:style-name="MT4">GS Mòdul 5: Entorns de desenvolupament <text:s text:c="27"/>2023-24</text:span></text:p>
            </table:table-cell>
          </table:table-row>
          <table:table-row table:style-name="Table2.1">
            <table:covered-table-cell/>
            <table:table-cell table:style-name="Table2.A1" office:value-type="string">
              <text:p text:style-name="MP3"><text:span text:style-name="MT4">UF2: optimització de programari</text:span></text:p>
            </table:table-cell>
          </table:table-row>
        </table:table>
        <text:p text:style-name="MP1"><text:span text:style-name="MT1"><text:s text:c="37"/></text:span></text:p>
      </style:header>
      <style:footer>
        <text:p text:style-name="MP5"><draw:frame draw:style-name="Mfr1" draw:name="image1.jpg" text:anchor-type="char" svg:x="-0.2181in" svg:y="0.0984in" svg:width="1.1311in" svg:height="0.3366in" draw:z-index="1"><draw:image xlink:href="Pictures/10000000000000EC000000450490EF0B4074BDC1.jpg" xlink:type="simple" xlink:show="embed" xlink:actuate="onLoad" loext:mime-type="image/jpe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6"><text:span text:style-name="MT5"><text:s text:c="31"/></text:span></text:p>
              <text:p text:style-name="MP6"><text:span text:style-name="MT5"><text:s text:c="31"/></text:span>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6"><text:span text:style-name="MT5">Pàgina</text:span></text:p>
              <text:p text:style-name="MP6"><text:page-number text:select-page="current">0</text:page-number><text:span text:style-name="MT5"><text:s/>de </text:span><text:page-count>2</text:page-count></text:p>
            </table:table-cell>
          </table:table-row>
        </table:table>
        <text:p text:style-name="MP8"><text:span text:style-name="MT5"><text:s text:c="1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2" meta:paragraph-count="54" meta:word-count="494" meta:character-count="2931" meta:non-whitespace-character-count="2321"/>
    <meta:generator>LibreOfficeDev/6.0.5.2$Linux_X86_64 LibreOffice_project/</meta:generator>
  </office:meta>
</office:document-meta>
</file>